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fo:background-color="transparent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1">
      <style:table-cell-properties fo:background-color="transparent"/>
    </style:style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bruary_2024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8" table:default-cell-style-name="ce6"/>
        <table:table-column table:style-name="co10" table:default-cell-style-name="ce6"/>
        <table:table-column table:style-name="co11" table:default-cell-style-name="ce6"/>
        <table:table-column table:style-name="co6" table:default-cell-style-name="ce6"/>
        <table:table-column table:style-name="co12" table:number-columns-repeated="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1" table:default-cell-style-name="ce6"/>
        <table:table-column table:style-name="co13" table:default-cell-style-name="ce6"/>
        <table:table-column table:style-name="co11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3">
            <text:p>Year</text:p>
          </table:table-cell>
          <table:table-cell office:value-type="string" table:style-name="ce3">
            <text:p>Month</text:p>
          </table:table-cell>
          <table:table-cell office:value-type="string" table:style-name="ce3">
            <text:p>Organisation name</text:p>
          </table:table-cell>
          <table:table-cell office:value-type="string" table:style-name="ce3">
            <text:p>Organisation type</text:p>
          </table:table-cell>
          <table:table-cell office:value-type="string" table:style-name="ce3">
            <text:p>Main, parent or sponsoring department:</text:p>
          </table:table-cell>
          <table:table-cell office:value-type="string" table:style-name="ce3">
            <text:p>Payroll staff;</text:p>
            <text:p>AO/AA;</text:p>
            <text:p>Headcount</text:p>
          </table:table-cell>
          <table:table-cell office:value-type="string" table:style-name="ce3">
            <text:p>Payroll staff;</text:p>
            <text:p>AO/AA;</text:p>
            <text:p>Full-time equivalent</text:p>
          </table:table-cell>
          <table:table-cell office:value-type="string" table:style-name="ce3">
            <text:p>Payroll staff;</text:p>
            <text:p>EO;</text:p>
            <text:p>Headcount</text:p>
          </table:table-cell>
          <table:table-cell office:value-type="string" table:style-name="ce3">
            <text:p>Payroll staff;</text:p>
            <text:p>EO;</text:p>
            <text:p>Full-time equivalent</text:p>
          </table:table-cell>
          <table:table-cell office:value-type="string" table:style-name="ce3">
            <text:p>Payroll staff;</text:p>
            <text:p>SEO/HEO;</text:p>
            <text:p>Headcount</text:p>
          </table:table-cell>
          <table:table-cell office:value-type="string" table:style-name="ce3">
            <text:p>Payroll staff;</text:p>
            <text:p>SEO/HEO;</text:p>
            <text:p>Full-time equivalent</text:p>
          </table:table-cell>
          <table:table-cell office:value-type="string" table:style-name="ce3">
            <text:p>Payroll staff;</text:p>
            <text:p>Grade 6/7;</text:p>
            <text:p>Headcount</text:p>
          </table:table-cell>
          <table:table-cell office:value-type="string" table:style-name="ce3">
            <text:p>Payroll staff;</text:p>
            <text:p>Grade 6/7;</text:p>
            <text:p>Full-time equivalent</text:p>
          </table:table-cell>
          <table:table-cell office:value-type="string" table:style-name="ce3">
            <text:p>Payroll staff;</text:p>
            <text:p>SCS;</text:p>
            <text:p>Headcount</text:p>
          </table:table-cell>
          <table:table-cell office:value-type="string" table:style-name="ce3">
            <text:p>Payroll staff;</text:p>
            <text:p>SCS;</text:p>
            <text:p>Full-time equivalent</text:p>
          </table:table-cell>
          <table:table-cell office:value-type="string" table:style-name="ce3">
            <text:p>Payroll staff;</text:p>
            <text:p>Other, unknown, unspecified;</text:p>
            <text:p>Headcount</text:p>
          </table:table-cell>
          <table:table-cell office:value-type="string" table:style-name="ce3">
            <text:p>Payroll staff;</text:p>
            <text:p>Other, unknown, unspecified;</text:p>
            <text:p>Full-time equivalent</text:p>
          </table:table-cell>
          <table:table-cell office:value-type="string" table:style-name="ce3">
            <text:p>Payroll staff;</text:p>
            <text:p>Total;</text:p>
            <text:p>Headcount</text:p>
          </table:table-cell>
          <table:table-cell office:value-type="string" table:style-name="ce3">
            <text:p>Payroll staff;</text:p>
            <text:p>Total;</text:p>
            <text:p>Full-time equivalent</text:p>
          </table:table-cell>
          <table:table-cell office:value-type="string" table:style-name="ce3">
            <text:p>Non-payroll staff;</text:p>
            <text:p>Admin and Clerical;</text:p>
            <text:p>Headcount</text:p>
          </table:table-cell>
          <table:table-cell office:value-type="string" table:style-name="ce3">
            <text:p>Non-payroll staff;</text:p>
            <text:p>Admin and Clerical;</text:p>
            <text:p>Full-time equivalent</text:p>
          </table:table-cell>
          <table:table-cell office:value-type="string" table:style-name="ce3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3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3">
            <text:p>Non-payroll staff;</text:p>
            <text:p>Other Contingent labour;</text:p>
            <text:p>Headcount</text:p>
          </table:table-cell>
          <table:table-cell office:value-type="string" table:style-name="ce3">
            <text:p>Non-payroll staff;</text:p>
            <text:p>Other Contingent labour;</text:p>
            <text:p>Full-time equivalent</text:p>
          </table:table-cell>
          <table:table-cell office:value-type="string" table:style-name="ce3">
            <text:p>Non-payroll staff;</text:p>
            <text:p>Total Contingent labour:</text:p>
            <text:p>Headcount</text:p>
          </table:table-cell>
          <table:table-cell office:value-type="string" table:style-name="ce3">
            <text:p>Non-payroll staff;</text:p>
            <text:p>Total Contingent labour:</text:p>
            <text:p>Full-time equivalent</text:p>
          </table:table-cell>
          <table:table-cell office:value-type="string" table:style-name="ce3">
            <text:p>Non-payroll staff;</text:p>
            <text:p>Consultancy;</text:p>
            <text:p>Number of Contracts</text:p>
          </table:table-cell>
          <table:table-cell office:value-type="string" table:style-name="ce3">
            <text:p>Grand Total (workforce numbers);</text:p>
            <text:p>Headcount</text:p>
          </table:table-cell>
          <table:table-cell office:value-type="string" table:style-name="ce3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21" table:style-name="ce5">
            <text:p>321</text:p>
          </table:table-cell>
          <table:table-cell office:value-type="float" office:value="306.67676999999998" table:style-name="ce5">
            <text:p>307</text:p>
          </table:table-cell>
          <table:table-cell office:value-type="float" office:value="808" table:style-name="ce5">
            <text:p>808</text:p>
          </table:table-cell>
          <table:table-cell office:value-type="float" office:value="784.52974000000006" table:style-name="ce5">
            <text:p>785</text:p>
          </table:table-cell>
          <table:table-cell office:value-type="float" office:value="3958" table:style-name="ce5">
            <text:p>3,958</text:p>
          </table:table-cell>
          <table:table-cell office:value-type="float" office:value="3863.4001399999975" table:style-name="ce5">
            <text:p>3,863</text:p>
          </table:table-cell>
          <table:table-cell office:value-type="float" office:value="2310" table:style-name="ce5">
            <text:p>2,310</text:p>
          </table:table-cell>
          <table:table-cell office:value-type="float" office:value="2258.4858699999995" table:style-name="ce5">
            <text:p>2,258</text:p>
          </table:table-cell>
          <table:table-cell office:value-type="float" office:value="170" table:style-name="ce5">
            <text:p>170</text:p>
          </table:table-cell>
          <table:table-cell office:value-type="float" office:value="166.29083" table:style-name="ce5">
            <text:p>166</text:p>
          </table:table-cell>
          <table:table-cell office:value-type="float" office:value="29" table:style-name="ce5">
            <text:p>29</text:p>
          </table:table-cell>
          <table:table-cell office:value-type="float" office:value="27.526229999999998" table:style-name="ce5">
            <text:p>28</text:p>
          </table:table-cell>
          <table:table-cell office:value-type="float" office:value="7596" table:style-name="ce5">
            <text:p>7,596</text:p>
          </table:table-cell>
          <table:table-cell office:value-type="float" office:value="7406.9095799999977" table:style-name="ce5">
            <text:p>7,407</text:p>
          </table:table-cell>
          <table:table-cell office:value-type="float" office:value="96" table:style-name="ce5">
            <text:p>96</text:p>
          </table:table-cell>
          <table:table-cell office:value-type="float" office:value="94.3" table:style-name="ce5">
            <text:p>94</text:p>
          </table:table-cell>
          <table:table-cell office:value-type="float" office:value="48" table:style-name="ce5">
            <text:p>48</text:p>
          </table:table-cell>
          <table:table-cell office:value-type="float" office:value="45.46" table:style-name="ce5">
            <text:p>45</text:p>
          </table:table-cell>
          <table:table-cell office:value-type="float" office:value="506" table:style-name="ce5">
            <text:p>506</text:p>
          </table:table-cell>
          <table:table-cell office:value-type="float" office:value="505.03" table:style-name="ce5">
            <text:p>505</text:p>
          </table:table-cell>
          <table:table-cell office:value-type="float" office:value="650" table:style-name="ce5">
            <text:p>650</text:p>
          </table:table-cell>
          <table:table-cell office:value-type="float" office:value="644.79" table:style-name="ce5">
            <text:p>645</text:p>
          </table:table-cell>
          <table:table-cell office:value-type="float" office:value="0" table:style-name="ce5">
            <text:p>0</text:p>
          </table:table-cell>
          <table:table-cell office:value-type="float" office:value="8246" table:style-name="ce5">
            <text:p>8,246</text:p>
          </table:table-cell>
          <table:table-cell office:value-type="float" office:value="8051.6995799999977" table:style-name="ce5">
            <text:p>8,052</text:p>
          </table:table-cell>
          <table:table-cell office:value-type="float" office:value="26090650.940000005" table:style-name="ce4">
            <text:p>26,090,651</text:p>
          </table:table-cell>
          <table:table-cell office:value-type="float" office:value="1118931.1800000002" table:style-name="ce4">
            <text:p>1,118,931</text:p>
          </table:table-cell>
          <table:table-cell office:value-type="float" office:value="241031.01" table:style-name="ce4">
            <text:p>241,031</text:p>
          </table:table-cell>
          <table:table-cell office:value-type="float" office:value="109217.83000000002" table:style-name="ce4">
            <text:p>109,218</text:p>
          </table:table-cell>
          <table:table-cell office:value-type="float" office:value="7918458.1099999994" table:style-name="ce4">
            <text:p>7,918,458</text:p>
          </table:table-cell>
          <table:table-cell office:value-type="float" office:value="4248145.4000000004" table:style-name="ce4">
            <text:p>4,248,145</text:p>
          </table:table-cell>
          <table:table-cell office:value-type="float" office:value="39726434.470000006" table:style-name="ce4">
            <text:p>39,726,434</text:p>
          </table:table-cell>
          <table:table-cell office:value-type="float" office:value="5304890.18" table:style-name="ce4">
            <text:p>5,304,890</text:p>
          </table:table-cell>
          <table:table-cell office:value-type="float" office:value="9095104.3699999992" table:style-name="ce4">
            <text:p>9,095,104</text:p>
          </table:table-cell>
          <table:table-cell office:value-type="float" office:value="14399994.549999999" table:style-name="ce4">
            <text:p>14,399,995</text:p>
          </table:table-cell>
          <table:table-cell office:value-type="float" office:value="54126429.020000003" table:style-name="ce4">
            <text:p>54,126,429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29" table:style-name="ce5">
            <text:p>129</text:p>
          </table:table-cell>
          <table:table-cell office:value-type="float" office:value="117.52299000000002" table:style-name="ce5">
            <text:p>118</text:p>
          </table:table-cell>
          <table:table-cell office:value-type="float" office:value="99" table:style-name="ce5">
            <text:p>99</text:p>
          </table:table-cell>
          <table:table-cell office:value-type="float" office:value="92.268119999999996" table:style-name="ce5">
            <text:p>92</text:p>
          </table:table-cell>
          <table:table-cell office:value-type="float" office:value="83" table:style-name="ce5">
            <text:p>83</text:p>
          </table:table-cell>
          <table:table-cell office:value-type="float" office:value="80.459460000000007" table:style-name="ce5">
            <text:p>80</text:p>
          </table:table-cell>
          <table:table-cell office:value-type="float" office:value="13" table:style-name="ce5">
            <text:p>13</text:p>
          </table:table-cell>
          <table:table-cell office:value-type="float" office:value="11.24324" table:style-name="ce5">
            <text:p>1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303.49381000000005" table:style-name="ce5">
            <text:p>3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6" table:style-name="ce5">
            <text:p>326</text:p>
          </table:table-cell>
          <table:table-cell office:value-type="float" office:value="303.49381000000005" table:style-name="ce5">
            <text:p>303</text:p>
          </table:table-cell>
          <table:table-cell office:value-type="float" office:value="698610.75" table:style-name="ce4">
            <text:p>698,611</text:p>
          </table:table-cell>
          <table:table-cell office:value-type="float" office:value="2397.0300000000002" table:style-name="ce4">
            <text:p>2,397</text:p>
          </table:table-cell>
          <table:table-cell office:value-type="float" office:value="13228.650000000001" table:style-name="ce4">
            <text:p>13,229</text:p>
          </table:table-cell>
          <table:table-cell office:value-type="float" office:value="17654.64" table:style-name="ce4">
            <text:p>17,655</text:p>
          </table:table-cell>
          <table:table-cell office:value-type="float" office:value="202336.51999999996" table:style-name="ce4">
            <text:p>202,337</text:p>
          </table:table-cell>
          <table:table-cell office:value-type="float" office:value="66146.739999999991" table:style-name="ce4">
            <text:p>66,147</text:p>
          </table:table-cell>
          <table:table-cell office:value-type="float" office:value="1000374.3300000001" table:style-name="ce4">
            <text:p>1,000,37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0374.3300000001" table:style-name="ce4">
            <text:p>1,000,374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402" table:style-name="ce5">
            <text:p>9,402</text:p>
          </table:table-cell>
          <table:table-cell office:value-type="float" office:value="8203.0392500000999" table:style-name="ce5">
            <text:p>8,203</text:p>
          </table:table-cell>
          <table:table-cell office:value-type="float" office:value="2884" table:style-name="ce5">
            <text:p>2,884</text:p>
          </table:table-cell>
          <table:table-cell office:value-type="float" office:value="2725.0352899999943" table:style-name="ce5">
            <text:p>2,725</text:p>
          </table:table-cell>
          <table:table-cell office:value-type="float" office:value="2934" table:style-name="ce5">
            <text:p>2,934</text:p>
          </table:table-cell>
          <table:table-cell office:value-type="float" office:value="2782.8921899999928" table:style-name="ce5">
            <text:p>2,783</text:p>
          </table:table-cell>
          <table:table-cell office:value-type="float" office:value="768" table:style-name="ce5">
            <text:p>768</text:p>
          </table:table-cell>
          <table:table-cell office:value-type="float" office:value="749.16998000000001" table:style-name="ce5">
            <text:p>749</text:p>
          </table:table-cell>
          <table:table-cell office:value-type="float" office:value="70" table:style-name="ce5">
            <text:p>70</text:p>
          </table:table-cell>
          <table:table-cell office:value-type="float" office:value="69.666669999999996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058" table:style-name="ce5">
            <text:p>16,058</text:p>
          </table:table-cell>
          <table:table-cell office:value-type="float" office:value="14529.803380000089" table:style-name="ce5">
            <text:p>14,530</text:p>
          </table:table-cell>
          <table:table-cell office:value-type="float" office:value="1925.97" table:style-name="ce5">
            <text:p>1,926</text:p>
          </table:table-cell>
          <table:table-cell office:value-type="float" office:value="1925.97" table:style-name="ce5">
            <text:p>1,926</text:p>
          </table:table-cell>
          <table:table-cell office:value-type="float" office:value="9.6300000000000008" table:style-name="ce5">
            <text:p>10</text:p>
          </table:table-cell>
          <table:table-cell office:value-type="float" office:value="9.630000000000000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35.6000000000001" table:style-name="ce5">
            <text:p>1,936</text:p>
          </table:table-cell>
          <table:table-cell office:value-type="float" office:value="1935.6000000000001" table:style-name="ce5">
            <text:p>1,936</text:p>
          </table:table-cell>
          <table:table-cell office:value-type="float" office:value="0" table:style-name="ce5">
            <text:p>0</text:p>
          </table:table-cell>
          <table:table-cell office:value-type="float" office:value="17993.599999999999" table:style-name="ce5">
            <text:p>17,994</text:p>
          </table:table-cell>
          <table:table-cell office:value-type="float" office:value="16465.403380000087" table:style-name="ce5">
            <text:p>16,465</text:p>
          </table:table-cell>
          <table:table-cell office:value-type="float" office:value="36101353.280000001" table:style-name="ce4">
            <text:p>36,101,353</text:p>
          </table:table-cell>
          <table:table-cell office:value-type="float" office:value="671230.32999999984" table:style-name="ce4">
            <text:p>671,230</text:p>
          </table:table-cell>
          <table:table-cell office:value-type="float" office:value="99607.98000000004" table:style-name="ce4">
            <text:p>99,608</text:p>
          </table:table-cell>
          <table:table-cell office:value-type="float" office:value="624826.88000000012" table:style-name="ce4">
            <text:p>624,827</text:p>
          </table:table-cell>
          <table:table-cell office:value-type="float" office:value="9613473.6600000001" table:style-name="ce4">
            <text:p>9,613,474</text:p>
          </table:table-cell>
          <table:table-cell office:value-type="float" office:value="3606967.06" table:style-name="ce4">
            <text:p>3,606,967</text:p>
          </table:table-cell>
          <table:table-cell office:value-type="float" office:value="50717459.189999998" table:style-name="ce4">
            <text:p>50,717,459</text:p>
          </table:table-cell>
          <table:table-cell office:value-type="float" office:value="6996380.7700000005" table:style-name="ce4">
            <text:p>6,996,381</text:p>
          </table:table-cell>
          <table:table-cell office:value-type="float" office:value="154479.70000000001" table:style-name="ce4">
            <text:p>154,480</text:p>
          </table:table-cell>
          <table:table-cell office:value-type="float" office:value="7150860.4700000007" table:style-name="ce4">
            <text:p>7,150,860</text:p>
          </table:table-cell>
          <table:table-cell office:value-type="float" office:value="57868319.659999996" table:style-name="ce4">
            <text:p>57,868,320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82" table:style-name="ce5">
            <text:p>482</text:p>
          </table:table-cell>
          <table:table-cell office:value-type="float" office:value="427.39548000000048" table:style-name="ce5">
            <text:p>427</text:p>
          </table:table-cell>
          <table:table-cell office:value-type="float" office:value="353" table:style-name="ce5">
            <text:p>353</text:p>
          </table:table-cell>
          <table:table-cell office:value-type="float" office:value="327.98006000000015" table:style-name="ce5">
            <text:p>328</text:p>
          </table:table-cell>
          <table:table-cell office:value-type="float" office:value="328" table:style-name="ce5">
            <text:p>328</text:p>
          </table:table-cell>
          <table:table-cell office:value-type="float" office:value="316.05406000000005" table:style-name="ce5">
            <text:p>316</text:p>
          </table:table-cell>
          <table:table-cell office:value-type="float" office:value="99" table:style-name="ce5">
            <text:p>99</text:p>
          </table:table-cell>
          <table:table-cell office:value-type="float" office:value="97.421640000000011" table:style-name="ce5">
            <text:p>97</text:p>
          </table:table-cell>
          <table:table-cell office:value-type="float" office:value="10" table:style-name="ce5">
            <text:p>10</text:p>
          </table:table-cell>
          <table:table-cell office:value-type="float" office:value="9.31531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72" table:style-name="ce5">
            <text:p>1,272</text:p>
          </table:table-cell>
          <table:table-cell office:value-type="float" office:value="1178.1665600000008" table:style-name="ce5">
            <text:p>1,1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72" table:style-name="ce5">
            <text:p>1,272</text:p>
          </table:table-cell>
          <table:table-cell office:value-type="float" office:value="1178.1665600000008" table:style-name="ce5">
            <text:p>1,178</text:p>
          </table:table-cell>
          <table:table-cell office:value-type="float" office:value="2872136.16" table:style-name="ce4">
            <text:p>2,872,136</text:p>
          </table:table-cell>
          <table:table-cell office:value-type="float" office:value="-23655.270000000004" table:style-name="ce4">
            <text:p>-23,655</text:p>
          </table:table-cell>
          <table:table-cell office:value-type="float" office:value="60522.3" table:style-name="ce4">
            <text:p>60,522</text:p>
          </table:table-cell>
          <table:table-cell office:value-type="float" office:value="25522.829999999998" table:style-name="ce4">
            <text:p>25,523</text:p>
          </table:table-cell>
          <table:table-cell office:value-type="float" office:value="592428.28000000014" table:style-name="ce4">
            <text:p>592,428</text:p>
          </table:table-cell>
          <table:table-cell office:value-type="float" office:value="221768.93000000002" table:style-name="ce4">
            <text:p>221,769</text:p>
          </table:table-cell>
          <table:table-cell office:value-type="float" office:value="3748723.2300000004" table:style-name="ce4">
            <text:p>3,748,723</text:p>
          </table:table-cell>
          <table:table-cell office:value-type="float" office:value="655.26" table:style-name="ce4">
            <text:p>655</text:p>
          </table:table-cell>
          <table:table-cell office:value-type="float" office:value="0" table:style-name="ce4">
            <text:p>0</text:p>
          </table:table-cell>
          <table:table-cell office:value-type="float" office:value="655.26" table:style-name="ce4">
            <text:p>655</text:p>
          </table:table-cell>
          <table:table-cell office:value-type="float" office:value="3749378.49" table:style-name="ce4">
            <text:p>3,749,378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30479" table:style-name="ce5">
            <text:p>30,479</text:p>
          </table:table-cell>
          <table:table-cell office:value-type="float" office:value="28794.224090000469" table:style-name="ce5">
            <text:p>28,794</text:p>
          </table:table-cell>
          <table:table-cell office:value-type="float" office:value="7402" table:style-name="ce5">
            <text:p>7,402</text:p>
          </table:table-cell>
          <table:table-cell office:value-type="float" office:value="7069.0350700000508" table:style-name="ce5">
            <text:p>7,069</text:p>
          </table:table-cell>
          <table:table-cell office:value-type="float" office:value="7775" table:style-name="ce5">
            <text:p>7,775</text:p>
          </table:table-cell>
          <table:table-cell office:value-type="float" office:value="7433.1102700000256" table:style-name="ce5">
            <text:p>7,433</text:p>
          </table:table-cell>
          <table:table-cell office:value-type="float" office:value="985" table:style-name="ce5">
            <text:p>985</text:p>
          </table:table-cell>
          <table:table-cell office:value-type="float" office:value="965.82618000000002" table:style-name="ce5">
            <text:p>966</text:p>
          </table:table-cell>
          <table:table-cell office:value-type="float" office:value="57" table:style-name="ce5">
            <text:p>57</text:p>
          </table:table-cell>
          <table:table-cell office:value-type="float" office:value="56.410809999999998" table:style-name="ce5">
            <text:p>56</text:p>
          </table:table-cell>
          <table:table-cell office:value-type="float" office:value="22485" table:style-name="ce5">
            <text:p>22,485</text:p>
          </table:table-cell>
          <table:table-cell office:value-type="float" office:value="20821.761139999951" table:style-name="ce5">
            <text:p>20,822</text:p>
          </table:table-cell>
          <table:table-cell office:value-type="float" office:value="69183" table:style-name="ce5">
            <text:p>69,183</text:p>
          </table:table-cell>
          <table:table-cell office:value-type="float" office:value="65140.367560000501" table:style-name="ce5">
            <text:p>65,140</text:p>
          </table:table-cell>
          <table:table-cell office:value-type="float" office:value="1077.1713811626209" table:style-name="ce5">
            <text:p>1,077</text:p>
          </table:table-cell>
          <table:table-cell office:value-type="float" office:value="1077.1713811626209" table:style-name="ce5">
            <text:p>1,077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77.3713811656012" table:style-name="ce5">
            <text:p>1,077</text:p>
          </table:table-cell>
          <table:table-cell office:value-type="float" office:value="1077.3713811656012" table:style-name="ce5">
            <text:p>1,077</text:p>
          </table:table-cell>
          <table:table-cell office:value-type="float" office:value="0" table:style-name="ce5">
            <text:p>0</text:p>
          </table:table-cell>
          <table:table-cell office:value-type="float" office:value="70260.371381165605" table:style-name="ce5">
            <text:p>70,260</text:p>
          </table:table-cell>
          <table:table-cell office:value-type="float" office:value="66217.738941166099" table:style-name="ce5">
            <text:p>66,218</text:p>
          </table:table-cell>
          <table:table-cell office:value-type="float" office:value="169999877.11999995" table:style-name="ce4">
            <text:p>169,999,877</text:p>
          </table:table-cell>
          <table:table-cell office:value-type="float" office:value="21423132.729999993" table:style-name="ce4">
            <text:p>21,423,133</text:p>
          </table:table-cell>
          <table:table-cell office:value-type="float" office:value="1504716.37" table:style-name="ce4">
            <text:p>1,504,716</text:p>
          </table:table-cell>
          <table:table-cell office:value-type="float" office:value="7011765.0299999993" table:style-name="ce4">
            <text:p>7,011,765</text:p>
          </table:table-cell>
          <table:table-cell office:value-type="float" office:value="49925231.160000011" table:style-name="ce4">
            <text:p>49,925,231</text:p>
          </table:table-cell>
          <table:table-cell office:value-type="float" office:value="20066303.489999998" table:style-name="ce4">
            <text:p>20,066,303</text:p>
          </table:table-cell>
          <table:table-cell office:value-type="float" office:value="269931025.89999998" table:style-name="ce4">
            <text:p>269,931,026</text:p>
          </table:table-cell>
          <table:table-cell office:value-type="float" office:value="6507777.4000000004" table:style-name="ce4">
            <text:p>6,507,777</text:p>
          </table:table-cell>
          <table:table-cell office:value-type="float" office:value="61823.09" table:style-name="ce4">
            <text:p>61,823</text:p>
          </table:table-cell>
          <table:table-cell office:value-type="float" office:value="6569600.4900000002" table:style-name="ce4">
            <text:p>6,569,600</text:p>
          </table:table-cell>
          <table:table-cell office:value-type="float" office:value="276500626.38999999" table:style-name="ce4">
            <text:p>276,500,626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142" table:style-name="ce5">
            <text:p>1,142</text:p>
          </table:table-cell>
          <table:table-cell office:value-type="float" office:value="1033.7289499999961" table:style-name="ce5">
            <text:p>1,034</text:p>
          </table:table-cell>
          <table:table-cell office:value-type="float" office:value="449" table:style-name="ce5">
            <text:p>449</text:p>
          </table:table-cell>
          <table:table-cell office:value-type="float" office:value="428.40945000000016" table:style-name="ce5">
            <text:p>428</text:p>
          </table:table-cell>
          <table:table-cell office:value-type="float" office:value="185" table:style-name="ce5">
            <text:p>185</text:p>
          </table:table-cell>
          <table:table-cell office:value-type="float" office:value="175.21650000000002" table:style-name="ce5">
            <text:p>175</text:p>
          </table:table-cell>
          <table:table-cell office:value-type="float" office:value="38" table:style-name="ce5">
            <text:p>38</text:p>
          </table:table-cell>
          <table:table-cell office:value-type="float" office:value="37.340540000000004" table:style-name="ce5">
            <text:p>37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819" table:style-name="ce5">
            <text:p>1,819</text:p>
          </table:table-cell>
          <table:table-cell office:value-type="float" office:value="1679.6954399999961" table:style-name="ce5">
            <text:p>1,680</text:p>
          </table:table-cell>
          <table:table-cell office:value-type="float" office:value="181" table:style-name="ce5">
            <text:p>181</text:p>
          </table:table-cell>
          <table:table-cell office:value-type="float" office:value="164.7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" table:style-name="ce5">
            <text:p>181</text:p>
          </table:table-cell>
          <table:table-cell office:value-type="float" office:value="164.7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2000" table:style-name="ce5">
            <text:p>2,000</text:p>
          </table:table-cell>
          <table:table-cell office:value-type="float" office:value="1844.3954399999961" table:style-name="ce5">
            <text:p>1,844</text:p>
          </table:table-cell>
          <table:table-cell office:value-type="float" office:value="3562235.6600000006" table:style-name="ce4">
            <text:p>3,562,236</text:p>
          </table:table-cell>
          <table:table-cell office:value-type="float" office:value="49589.47" table:style-name="ce4">
            <text:p>49,589</text:p>
          </table:table-cell>
          <table:table-cell office:value-type="float" office:value="32238.160000000003" table:style-name="ce4">
            <text:p>32,238</text:p>
          </table:table-cell>
          <table:table-cell office:value-type="float" office:value="316025.15000000002" table:style-name="ce4">
            <text:p>316,025</text:p>
          </table:table-cell>
          <table:table-cell office:value-type="float" office:value="925401.59" table:style-name="ce4">
            <text:p>925,402</text:p>
          </table:table-cell>
          <table:table-cell office:value-type="float" office:value="365154.02000000008" table:style-name="ce4">
            <text:p>365,154</text:p>
          </table:table-cell>
          <table:table-cell office:value-type="float" office:value="5250644.0500000017" table:style-name="ce4">
            <text:p>5,250,644</text:p>
          </table:table-cell>
          <table:table-cell office:value-type="float" office:value="565960.61" table:style-name="ce4">
            <text:p>565,961</text:p>
          </table:table-cell>
          <table:table-cell office:value-type="float" office:value="268246.8" table:style-name="ce4">
            <text:p>268,247</text:p>
          </table:table-cell>
          <table:table-cell office:value-type="float" office:value="834207.40999999992" table:style-name="ce4">
            <text:p>834,207</text:p>
          </table:table-cell>
          <table:table-cell office:value-type="float" office:value="6084851.4600000018" table:style-name="ce4">
            <text:p>6,084,851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43" table:style-name="ce5">
            <text:p>2,243</text:p>
          </table:table-cell>
          <table:table-cell office:value-type="float" office:value="2030.7449999999999" table:style-name="ce5">
            <text:p>2,031</text:p>
          </table:table-cell>
          <table:table-cell office:value-type="float" office:value="2243" table:style-name="ce5">
            <text:p>2,243</text:p>
          </table:table-cell>
          <table:table-cell office:value-type="float" office:value="2030.7449999999999" table:style-name="ce5">
            <text:p>2,031</text:p>
          </table:table-cell>
          <table:table-cell office:value-type="float" office:value="52" table:style-name="ce5">
            <text:p>52</text:p>
          </table:table-cell>
          <table:table-cell office:value-type="float" office:value="52" table:style-name="ce5">
            <text:p>5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" table:style-name="ce5">
            <text:p>54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2297" table:style-name="ce5">
            <text:p>2,297</text:p>
          </table:table-cell>
          <table:table-cell office:value-type="float" office:value="2084.7449999999999" table:style-name="ce5">
            <text:p>2,085</text:p>
          </table:table-cell>
          <table:table-cell office:value-type="float" office:value="10144522.859999998" table:style-name="ce4">
            <text:p>10,144,5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144522.859999998" table:style-name="ce4">
            <text:p>10,144,523</text:p>
          </table:table-cell>
          <table:table-cell office:value-type="float" office:value="619637.80999999982" table:style-name="ce4">
            <text:p>619,638</text:p>
          </table:table-cell>
          <table:table-cell office:value-type="float" office:value="0" table:style-name="ce4">
            <text:p>0</text:p>
          </table:table-cell>
          <table:table-cell office:value-type="float" office:value="619637.80999999982" table:style-name="ce4">
            <text:p>619,638</text:p>
          </table:table-cell>
          <table:table-cell office:value-type="float" office:value="10764160.669999998" table:style-name="ce4">
            <text:p>10,764,161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4" table:style-name="ce5">
            <text:p>114</text:p>
          </table:table-cell>
          <table:table-cell office:value-type="float" office:value="105.75" table:style-name="ce5">
            <text:p>106</text:p>
          </table:table-cell>
          <table:table-cell office:value-type="float" office:value="114" table:style-name="ce5">
            <text:p>114</text:p>
          </table:table-cell>
          <table:table-cell office:value-type="float" office:value="105.75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4" table:style-name="ce5">
            <text:p>114</text:p>
          </table:table-cell>
          <table:table-cell office:value-type="float" office:value="105.75" table:style-name="ce5">
            <text:p>106</text:p>
          </table:table-cell>
          <table:table-cell office:value-type="float" office:value="591093" table:style-name="ce4">
            <text:p>591,093</text:p>
          </table:table-cell>
          <table:table-cell office:value-type="float" office:value="0" table:style-name="ce4">
            <text:p>0</text:p>
          </table:table-cell>
          <table:table-cell office:value-type="float" office:value="3400" table:style-name="ce4">
            <text:p>3,4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4493" table:style-name="ce4">
            <text:p>594,4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4493" table:style-name="ce4">
            <text:p>594,493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3" table:style-name="ce5">
            <text:p>3</text:p>
          </table:table-cell>
          <table:table-cell office:value-type="float" office:value="2.8" table:style-name="ce5">
            <text:p>3</text:p>
          </table:table-cell>
          <table:table-cell office:value-type="float" office:value="25" table:style-name="ce5">
            <text:p>25</text:p>
          </table:table-cell>
          <table:table-cell office:value-type="float" office:value="24.6" table:style-name="ce5">
            <text:p>25</text:p>
          </table:table-cell>
          <table:table-cell office:value-type="float" office:value="62" table:style-name="ce5">
            <text:p>62</text:p>
          </table:table-cell>
          <table:table-cell office:value-type="float" office:value="61.4" table:style-name="ce5">
            <text:p>61</text:p>
          </table:table-cell>
          <table:table-cell office:value-type="float" office:value="11" table:style-name="ce5">
            <text:p>11</text:p>
          </table:table-cell>
          <table:table-cell office:value-type="float" office:value="10.06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4" table:style-name="ce5">
            <text:p>0</text:p>
          </table:table-cell>
          <table:table-cell office:value-type="float" office:value="103" table:style-name="ce5">
            <text:p>103</text:p>
          </table:table-cell>
          <table:table-cell office:value-type="float" office:value="100.26" table:style-name="ce5">
            <text:p>100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.100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6" table:style-name="ce5">
            <text:p>106</text:p>
          </table:table-cell>
          <table:table-cell office:value-type="float" office:value="101.36" table:style-name="ce5">
            <text:p>101</text:p>
          </table:table-cell>
          <table:table-cell office:value-type="float" office:value="351034.42999999993" table:style-name="ce4">
            <text:p>351,034</text:p>
          </table:table-cell>
          <table:table-cell office:value-type="float" office:value="3867.42" table:style-name="ce4">
            <text:p>3,867</text:p>
          </table:table-cell>
          <table:table-cell office:value-type="float" office:value="718.75" table:style-name="ce4">
            <text:p>719</text:p>
          </table:table-cell>
          <table:table-cell office:value-type="float" office:value="141.33000000000001" table:style-name="ce4">
            <text:p>141</text:p>
          </table:table-cell>
          <table:table-cell office:value-type="float" office:value="85128.69" table:style-name="ce4">
            <text:p>85,129</text:p>
          </table:table-cell>
          <table:table-cell office:value-type="float" office:value="38189.870000000003" table:style-name="ce4">
            <text:p>38,190</text:p>
          </table:table-cell>
          <table:table-cell office:value-type="float" office:value="479080.48999999993" table:style-name="ce4">
            <text:p>479,080</text:p>
          </table:table-cell>
          <table:table-cell office:value-type="float" office:value="10823.060000000001" table:style-name="ce4">
            <text:p>10,823</text:p>
          </table:table-cell>
          <table:table-cell office:value-type="float" office:value="2152" table:style-name="ce4">
            <text:p>2,152</text:p>
          </table:table-cell>
          <table:table-cell office:value-type="float" office:value="12975.060000000001" table:style-name="ce4">
            <text:p>12,975</text:p>
          </table:table-cell>
          <table:table-cell office:value-type="float" office:value="492055.54999999993" table:style-name="ce4">
            <text:p>492,056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" table:style-name="ce5">
            <text:p>39</text:p>
          </table:table-cell>
          <table:table-cell office:value-type="float" office:value="35.770000000000003" table:style-name="ce5">
            <text:p>36</text:p>
          </table:table-cell>
          <table:table-cell office:value-type="float" office:value="39" table:style-name="ce5">
            <text:p>39</text:p>
          </table:table-cell>
          <table:table-cell office:value-type="float" office:value="35.770000000000003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" table:style-name="ce5">
            <text:p>39</text:p>
          </table:table-cell>
          <table:table-cell office:value-type="float" office:value="35.770000000000003" table:style-name="ce5">
            <text:p>36</text:p>
          </table:table-cell>
          <table:table-cell office:value-type="float" office:value="283898.33999999985" table:style-name="ce4">
            <text:p>283,8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3898.33999999985" table:style-name="ce4">
            <text:p>283,8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3898.33999999985" table:style-name="ce4">
            <text:p>283,898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13" table:style-name="ce5">
            <text:p>13</text:p>
          </table:table-cell>
          <table:table-cell office:value-type="float" office:value="12.1" table:style-name="ce5">
            <text:p>12</text:p>
          </table:table-cell>
          <table:table-cell office:value-type="float" office:value="134" table:style-name="ce5">
            <text:p>134</text:p>
          </table:table-cell>
          <table:table-cell office:value-type="float" office:value="131.1" table:style-name="ce5">
            <text:p>131</text:p>
          </table:table-cell>
          <table:table-cell office:value-type="float" office:value="58" table:style-name="ce5">
            <text:p>58</text:p>
          </table:table-cell>
          <table:table-cell office:value-type="float" office:value="56.9" table:style-name="ce5">
            <text:p>57</text:p>
          </table:table-cell>
          <table:table-cell office:value-type="float" office:value="13" table:style-name="ce5">
            <text:p>13</text:p>
          </table:table-cell>
          <table:table-cell office:value-type="float" office:value="12.1" table:style-name="ce5">
            <text:p>1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9" table:style-name="ce5">
            <text:p>219</text:p>
          </table:table-cell>
          <table:table-cell office:value-type="float" office:value="213.2" table:style-name="ce5">
            <text:p>213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228" table:style-name="ce5">
            <text:p>228</text:p>
          </table:table-cell>
          <table:table-cell office:value-type="float" office:value="222.2" table:style-name="ce5">
            <text:p>222</text:p>
          </table:table-cell>
          <table:table-cell office:value-type="float" office:value="543419.68999999994" table:style-name="ce4">
            <text:p>543,420</text:p>
          </table:table-cell>
          <table:table-cell office:value-type="float" office:value="3044.12" table:style-name="ce4">
            <text:p>3,044</text:p>
          </table:table-cell>
          <table:table-cell office:value-type="float" office:value="1890" table:style-name="ce4">
            <text:p>1,890</text:p>
          </table:table-cell>
          <table:table-cell office:value-type="float" office:value="595.11" table:style-name="ce4">
            <text:p>595</text:p>
          </table:table-cell>
          <table:table-cell office:value-type="float" office:value="131092.53" table:style-name="ce4">
            <text:p>131,093</text:p>
          </table:table-cell>
          <table:table-cell office:value-type="float" office:value="55996.41" table:style-name="ce4">
            <text:p>55,996</text:p>
          </table:table-cell>
          <table:table-cell office:value-type="float" office:value="736037.86" table:style-name="ce4">
            <text:p>736,038</text:p>
          </table:table-cell>
          <table:table-cell office:value-type="float" office:value="30512.76" table:style-name="ce4">
            <text:p>30,513</text:p>
          </table:table-cell>
          <table:table-cell office:value-type="float" office:value="0" table:style-name="ce4">
            <text:p>0</text:p>
          </table:table-cell>
          <table:table-cell office:value-type="float" office:value="30512.76" table:style-name="ce4">
            <text:p>30,513</text:p>
          </table:table-cell>
          <table:table-cell office:value-type="float" office:value="766550.62" table:style-name="ce4">
            <text:p>766,551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15" table:style-name="ce5">
            <text:p>15</text:p>
          </table:table-cell>
          <table:table-cell office:value-type="float" office:value="14.1" table:style-name="ce5">
            <text:p>14</text:p>
          </table:table-cell>
          <table:table-cell office:value-type="float" office:value="46" table:style-name="ce5">
            <text:p>46</text:p>
          </table:table-cell>
          <table:table-cell office:value-type="float" office:value="44.11" table:style-name="ce5">
            <text:p>44</text:p>
          </table:table-cell>
          <table:table-cell office:value-type="float" office:value="29" table:style-name="ce5">
            <text:p>29</text:p>
          </table:table-cell>
          <table:table-cell office:value-type="float" office:value="28.81" table:style-name="ce5">
            <text:p>29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" table:style-name="ce5">
            <text:p>96</text:p>
          </table:table-cell>
          <table:table-cell office:value-type="float" office:value="93.02" table:style-name="ce5">
            <text:p>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" table:style-name="ce5">
            <text:p>96</text:p>
          </table:table-cell>
          <table:table-cell office:value-type="float" office:value="93.02" table:style-name="ce5">
            <text:p>93</text:p>
          </table:table-cell>
          <table:table-cell office:value-type="float" office:value="411838.91999999993" table:style-name="ce4">
            <text:p>411,839</text:p>
          </table:table-cell>
          <table:table-cell office:value-type="float" office:value="-1131.42" table:style-name="ce4">
            <text:p>-1,1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2869.34" table:style-name="ce4">
            <text:p>92,869</text:p>
          </table:table-cell>
          <table:table-cell office:value-type="float" office:value="40159.32" table:style-name="ce4">
            <text:p>40,159</text:p>
          </table:table-cell>
          <table:table-cell office:value-type="float" office:value="543736.15999999992" table:style-name="ce4">
            <text:p>543,7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3736.15999999992" table:style-name="ce4">
            <text:p>543,736</text:p>
          </table:table-cell>
          <table:table-cell table:number-columns-repeated="16343"/>
        </table:table-row>
        <table:table-row table:style-name="ro2">
          <table:table-cell office:value-type="float" office:value="2024" table:style-name="ce7">
            <text:p>2024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8" table:style-name="ce5">
            <text:p>8</text:p>
          </table:table-cell>
          <table:table-cell office:value-type="float" office:value="7.59" table:style-name="ce5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6.61" table:style-name="ce5">
            <text:p>7</text:p>
          </table:table-cell>
          <table:table-cell office:value-type="float" office:value="18" table:style-name="ce5">
            <text:p>18</text:p>
          </table:table-cell>
          <table:table-cell office:value-type="float" office:value="17.73" table:style-name="ce5">
            <text:p>18</text:p>
          </table:table-cell>
          <table:table-cell office:value-type="float" office:value="17" table:style-name="ce5">
            <text:p>17</text:p>
          </table:table-cell>
          <table:table-cell office:value-type="float" office:value="16.34" table:style-name="ce5">
            <text:p>16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9" table:style-name="ce5">
            <text:p>59</text:p>
          </table:table-cell>
          <table:table-cell office:value-type="float" office:value="57.269999999999996" table:style-name="ce5">
            <text:p>57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63" table:style-name="ce5">
            <text:p>63</text:p>
          </table:table-cell>
          <table:table-cell office:value-type="float" office:value="61.269999999999996" table:style-name="ce5">
            <text:p>61</text:p>
          </table:table-cell>
          <table:table-cell office:value-type="float" office:value="211260.31" table:style-name="ce4">
            <text:p>211,260</text:p>
          </table:table-cell>
          <table:table-cell office:value-type="float" office:value="5228.6100000000006" table:style-name="ce4">
            <text:p>5,229</text:p>
          </table:table-cell>
          <table:table-cell office:value-type="float" office:value="1237.4000000000001" table:style-name="ce4">
            <text:p>1,237</text:p>
          </table:table-cell>
          <table:table-cell office:value-type="float" office:value="0" table:style-name="ce4">
            <text:p>0</text:p>
          </table:table-cell>
          <table:table-cell office:value-type="float" office:value="57093.87" table:style-name="ce4">
            <text:p>57,094</text:p>
          </table:table-cell>
          <table:table-cell office:value-type="float" office:value="23153.62" table:style-name="ce4">
            <text:p>23,154</text:p>
          </table:table-cell>
          <table:table-cell office:value-type="float" office:value="297973.81" table:style-name="ce4">
            <text:p>297,974</text:p>
          </table:table-cell>
          <table:table-cell office:value-type="float" office:value="60151.33" table:style-name="ce4">
            <text:p>60,151</text:p>
          </table:table-cell>
          <table:table-cell office:value-type="float" office:value="0" table:style-name="ce4">
            <text:p>0</text:p>
          </table:table-cell>
          <table:table-cell office:value-type="float" office:value="60151.33" table:style-name="ce4">
            <text:p>60,151</text:p>
          </table:table-cell>
          <table:table-cell office:value-type="float" office:value="358125.14" table:style-name="ce4">
            <text:p>358,125</text:p>
          </table:table-cell>
          <table:table-cell table:number-columns-repeated="16343"/>
        </table:table-row>
        <table:table-row table:number-rows-repeated="14" table:style-name="ro2">
          <table:table-cell table:style-name="ce7"/>
          <table:table-cell table:number-columns-repeated="4" table:style-name="ce6"/>
          <table:table-cell table:number-columns-repeated="25" table:style-name="ce5"/>
          <table:table-cell table:number-columns-repeated="11" table:style-name="ce4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Hartley, Robert</meta:initial-creator>
    <dc:creator>Dale, Harriet | (She/Hers)</dc:creator>
    <meta:creation-date>2022-09-30T10:29:42Z</meta:creation-date>
    <dc:date>2024-05-23T13:22:41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